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 style:list-style-name="L4">
      <style:graphic-properties draw:fill-color="#ffffff" draw:auto-grow-height="true" fo:min-height="3.506cm"/>
    </style:style>
    <style:style style:name="pr2" style:family="presentation" style:parent-style-name="lyt-cool-subtitle">
      <style:graphic-properties draw:fill-color="#ffffff" fo:min-height="13.231cm"/>
    </style:style>
    <style:style style:name="pr3" style:family="presentation" style:parent-style-name="lyt-cool-notes">
      <style:graphic-properties draw:fill-color="#ffffff" draw:auto-grow-height="true" fo:min-height="11.41cm"/>
    </style:style>
    <style:style style:name="pr4" style:family="presentation" style:parent-style-name="lyt-cool-title" style:list-style-name="L4">
      <style:graphic-properties draw:fill-color="#ffffff" draw:auto-grow-height="true" fo:min-height="3.506cm"/>
    </style:style>
    <style:style style:name="pr5" style:family="presentation" style:parent-style-name="lyt-cool-outline1">
      <style:graphic-properties draw:fill-color="#ffffff" fo:min-height="13.231cm"/>
    </style:style>
    <style:style style:name="pr6" style:family="presentation" style:parent-style-name="lyt-cool-notes">
      <style:graphic-properties draw:fill-color="#ffffff" draw:auto-grow-height="true" fo:min-height="11.409cm"/>
    </style:style>
    <style:style style:name="pr7" style:family="presentation" style:parent-style-name="lyt-cool-title" style:list-style-name="L4">
      <style:graphic-properties draw:fill-color="#ffffff" draw:auto-grow-height="true" fo:min-height="3.506cm"/>
    </style:style>
    <style:style style:name="pr8" style:family="presentation" style:parent-style-name="lyt-cool-title" style:list-style-name="L4">
      <style:graphic-properties draw:fill-color="#ffffff" draw:auto-grow-height="true" fo:min-height="3.506cm"/>
    </style:style>
    <style:style style:name="pr9" style:family="presentation" style:parent-style-name="lyt-cool-title" style:list-style-name="L4">
      <style:graphic-properties draw:fill-color="#ffffff" draw:auto-grow-height="true" fo:min-height="3.506cm"/>
    </style:style>
    <style:style style:name="pr10" style:family="presentation" style:parent-style-name="lyt-cool-title" style:list-style-name="L4">
      <style:graphic-properties draw:fill-color="#ffffff" draw:auto-grow-height="true" fo:min-height="3.506cm"/>
    </style:style>
    <style:style style:name="pr11" style:family="presentation" style:parent-style-name="lyt-cool-title" style:list-style-name="L4">
      <style:graphic-properties draw:fill-color="#ffffff" draw:auto-grow-height="true" fo:min-height="3.506cm"/>
    </style:style>
    <style:style style:name="pr12" style:family="presentation" style:parent-style-name="lyt-cool-title">
      <style:graphic-properties fo:min-height="3.506cm"/>
    </style:style>
    <style:style style:name="pr13" style:family="presentation" style:parent-style-name="lyt-cool-outline1">
      <style:graphic-properties draw:stroke="none" draw:fill="none" fo:min-height="13.229cm"/>
    </style:style>
    <style:style style:name="pr14" style:family="presentation" style:parent-style-name="lyt-cool-notes">
      <style:graphic-properties draw:fill-color="#ffffff" fo:min-height="11.409cm"/>
    </style:style>
    <style:style style:name="P1" style:family="paragraph">
      <style:paragraph-properties fo:margin-left="0.6cm" fo:margin-right="0cm" fo:text-indent="-1cm"/>
    </style:style>
    <style:style style:name="P2" style:family="paragraph">
      <style:text-properties fo:font-size="12pt"/>
    </style:style>
    <style:style style:name="P3" style:family="paragraph">
      <style:paragraph-properties fo:margin-left="0.6cm" fo:margin-right="0cm" fo:text-indent="-0.6cm"/>
      <style:text-properties fo:font-size="12pt" fo:hyphenate="false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hyphenate="tru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cool" presentation:presentation-page-layout-name="AL1T0" xml:id="id1" draw:id="id1">
        <draw:frame presentation:style-name="pr1" draw:text-style-name="P1" draw:layer="layout" svg:width="23.911cm" svg:height="3.506cm" svg:x="2.058cm" svg:y="1.543cm" presentation:class="title" presentation:user-transformed="true">
          <draw:text-box draw:corner-radius="0.048cm">
            <text:p>Développer la persistance des données</text:p>
          </draw:text-box>
        </draw:frame>
        <draw:frame presentation:style-name="pr2" draw:text-style-name="P3" draw:layer="layout" svg:width="23.548cm" svg:height="13.231cm" svg:x="3.023cm" svg:y="6.178cm" presentation:class="subtitle" presentation:user-transformed="true">
          <draw:text-box draw:corner-radius="0.048cm">
            <text:p text:style-name="P2">Romain Heller</text:p>
            <text:p text:style-name="P2"/>
            <text:p text:style-name="P2"/>
            <text:p text:style-name="P2"><text:s/>- modéliser les données</text:p>
            <text:p text:style-name="P2"><text:s/>- mettre en place la base de données</text:p>
            <text:p text:style-name="P2"><text:s/>- manipuler les données avec le langage de requête SQL</text:p>
            <text:p text:style-name="P2"><text:s/>- programmer dans le langage du SGBD (triggers et procédures stockées)</text:p>
            <text:p text:style-name="P2"><text:s/>- utiliser l’anglais dans son activité professionnelle en informatique</text:p>
            <text:p text:style-name="P2">- actualiser ses compétences techniques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</anim:par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Introduction" draw:style-name="dp1" draw:master-page-name="lyt-cool" presentation:presentation-page-layout-name="AL2T1" xml:id="id2" draw:id="id2">
        <draw:frame presentation:style-name="pr4" draw:text-style-name="P1" draw:layer="layout" svg:width="23.911cm" svg:height="3.506cm" svg:x="2.058cm" svg:y="1.543cm" presentation:class="title">
          <draw:text-box draw:corner-radius="0.032cm">
            <text:p text:style-name="P1">Introduction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 draw:corner-radius="0.032cm">
            <text:list text:style-name="L3">
              <text:list-item>
                <text:p text:style-name="P5">Énoncez vos projets essentiels</text:p>
              </text:list-item>
              <text:list-item>
                <text:p text:style-name="P5">Décrivez le chemin à suivre pour les réaliser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</anim:par>
        <presentation:notes draw:style-name="dp2">
          <draw:page-thumbnail draw:layer="layout" svg:width="13.705cm" svg:height="10.279cm" svg:x="3.647cm" svg:y="2.853cm" draw:page-number="2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2cm"/>
          </draw:frame>
        </presentation:notes>
      </draw:page>
      <draw:page draw:name="Objectif à long terme" draw:style-name="dp1" draw:master-page-name="lyt-cool" presentation:presentation-page-layout-name="AL2T1" xml:id="id3" draw:id="id3">
        <draw:frame presentation:style-name="pr7" draw:text-style-name="P1" draw:layer="layout" svg:width="23.911cm" svg:height="3.506cm" svg:x="2.058cm" svg:y="1.543cm" presentation:class="title">
          <draw:text-box>
            <text:p>Modéliser les Données</text:p>
          </draw:text-box>
        </draw:frame>
        <draw:frame draw:style-name="gr1" draw:layer="layout" svg:width="24.407cm" svg:height="15.008cm" svg:x="1.193cm" svg:y="5.392cm" presentation:class="graphic" presentation:user-transformed="true">
          <draw:image xlink:href="../images/Air2Java-MCD-hor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layer="layout" svg:width="13.705cm" svg:height="10.279cm" svg:x="3.647cm" svg:y="2.853cm" draw:page-number="3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La situation actuelle" draw:style-name="dp1" draw:master-page-name="lyt-cool" presentation:presentation-page-layout-name="AL2T1" xml:id="id4" draw:id="id4">
        <draw:frame presentation:style-name="pr8" draw:text-style-name="P1" draw:layer="layout" svg:width="23.911cm" svg:height="3.506cm" svg:x="2.058cm" svg:y="1.543cm" presentation:class="title">
          <draw:text-box draw:corner-radius="0.032cm">
            <text:p>Mettre en place la Base de Données<text:line-break/>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 draw:corner-radius="0.032cm">
            <text:list text:style-name="L3">
              <text:list-item>
                <text:p text:style-name="P5">Décrivez ce qui caractérise la situation actuelle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</anim:par>
        <presentation:notes draw:style-name="dp2">
          <draw:page-thumbnail draw:layer="layout" svg:width="13.705cm" svg:height="10.279cm" svg:x="3.647cm" svg:y="2.853cm" draw:page-number="4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L'évolution" draw:style-name="dp1" draw:master-page-name="lyt-cool" presentation:presentation-page-layout-name="AL2T1" xml:id="id5" draw:id="id5">
        <draw:frame presentation:style-name="pr9" draw:text-style-name="P1" draw:layer="layout" svg:width="23.911cm" svg:height="3.506cm" svg:x="2.058cm" svg:y="1.543cm" presentation:class="title">
          <draw:text-box>
            <text:p><text:s/>Manipuler les données avec le langage du SGBD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L'évolution de la situation jusqu'à présent</text:p>
              </text:list-item>
              <text:list-item>
                <text:p text:style-name="P5">Informations à retirer des expériences passées</text:p>
              </text:list-item>
              <text:list-item>
                <text:p text:style-name="P5">Les prévisions qui ne se sont pas réalisées</text:p>
              </text:list-item>
              <text:list-item>
                <text:p text:style-name="P5">Les prévisions qui se sont bien réalisées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layer="layout" svg:width="13.705cm" svg:height="10.279cm" svg:x="3.647cm" svg:y="2.853cm" draw:page-number="5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Éventuelles alternatives" draw:style-name="dp1" draw:master-page-name="lyt-cool" presentation:presentation-page-layout-name="AL2T1" xml:id="id6" draw:id="id6">
        <draw:frame presentation:style-name="pr10" draw:text-style-name="P1" draw:layer="layout" svg:width="23.911cm" svg:height="3.506cm" svg:x="2.058cm" svg:y="1.543cm" presentation:class="title">
          <draw:text-box>
            <text:p><text:s/>Programmer dans le langage du SGBD (triggers et procédures stockées)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Présentez des alternatives de stratégies</text:p>
              </text:list-item>
              <text:list-item>
                <text:p text:style-name="P5">Décrivez les avantages et inconvénients de chaque stratégie</text:p>
              </text:list-item>
              <text:list-item>
                <text:p text:style-name="P5">Faîtes une prévision de coûts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</anim:par>
        <presentation:notes draw:style-name="dp2">
          <draw:page-thumbnail draw:layer="layout" svg:width="13.705cm" svg:height="10.279cm" svg:x="3.647cm" svg:y="2.853cm" draw:page-number="6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Recommandation" draw:style-name="dp1" draw:master-page-name="lyt-cool" presentation:presentation-page-layout-name="AL2T1" xml:id="id7" draw:id="id7">
        <draw:frame presentation:style-name="pr11" draw:text-style-name="P1" draw:layer="layout" svg:width="23.911cm" svg:height="3.506cm" svg:x="2.058cm" svg:y="1.543cm" presentation:class="title">
          <draw:text-box>
            <text:p text:style-name="P1">Recommandation</text:p>
          </draw:text-box>
        </draw:frame>
        <draw:frame presentation:style-name="pr5" draw:text-style-name="P6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5">Recommandez une ou plusieurs stratégies</text:p>
              </text:list-item>
              <text:list-item>
                <text:p text:style-name="P5">Résumez les résultats escomptés</text:p>
              </text:list-item>
              <text:list-item>
                <text:p text:style-name="P5">Indiquez les mesures à prendre</text:p>
              </text:list-item>
              <text:list-item>
                <text:p text:style-name="P5">Répartissez les tâches entre les personnes concernées 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</anim:par>
        <presentation:notes draw:style-name="dp2">
          <draw:page-thumbnail draw:layer="layout" svg:width="13.705cm" svg:height="10.279cm" svg:x="3.647cm" svg:y="2.853cm" draw:page-number="7"/>
          <draw:frame presentation:style-name="pr6" draw:text-style-name="P4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draw:page draw:name="page8" draw:style-name="dp1" draw:master-page-name="lyt-cool" presentation:presentation-page-layout-name="AL2T1" xml:id="id8" draw:id="id8">
        <draw:frame presentation:style-name="pr12" draw:layer="layout" svg:width="23.911cm" svg:height="3.506cm" svg:x="2.058cm" svg:y="1.543cm" presentation:class="title" presentation:user-transformed="true">
          <draw:text-box>
            <text:p>En conclusion</text:p>
          </draw:text-box>
        </draw:frame>
        <draw:frame presentation:style-name="pr13" draw:layer="layout" svg:width="23.911cm" svg:height="13.229cm" svg:x="2.058cm" svg:y="5.838cm" presentation:class="outline" presentation:user-transformed="true">
          <draw:text-box>
            <text:list text:style-name="L3">
              <text:list-item>
                <text:p>Développer la persistance des données</text:p>
              </text:list-item>
              <text:list-item>
                <text:p>Introduction</text:p>
              </text:list-item>
              <text:list-item>
                <text:p>Objectif à long terme</text:p>
              </text:list-item>
              <text:list-item>
                <text:p>La situation actuelle</text:p>
              </text:list-item>
              <text:list-item>
                <text:p>L'évolution</text:p>
              </text:list-item>
              <text:list-item>
                <text:p>Éventuelles alternatives</text:p>
              </text:list-item>
              <text:list-item>
                <text:p>Recommandation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</anim:par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1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 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style:font-size-asian="12pt" style:font-size-complex="12pt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12pt" fo:font-style="normal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229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1$Win32 OpenOffice.org_project/401m5$Build-9714</meta:generator>
    <dc:title>Proposition de stratégie</dc:title>
    <dc:description>Étude de la situation et de son évolution, proposition d'une ou plusieurs stratégies</dc:description>
    <meta:creation-date>2014-01-21T16:31:37.18</meta:creation-date>
    <dc:language>fr-FR</dc:language>
    <meta:editing-cycles>2</meta:editing-cycles>
    <meta:editing-duration>PT13M11S</meta:editing-duration>
    <meta:initial-creator>Romain Heller</meta:initial-creator>
    <dc:date>2014-01-21T16:59:59.19</dc:date>
    <dc:creator>Romain Heller</dc:creator>
    <meta:document-statistic meta:object-count="49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../../Program%20Files%20(x86)/OpenOffice%204/share/template/fr/presnt/prs-strategy.otp"/>
  </office:meta>
</office:document-meta>
</file>